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Times New Roman" fo:font-size="12pt" fo:font-weight="normal" style:font-size-asian="12pt" style:font-weight-asian="normal" style:font-name-complex="Times New Roman" style:font-size-complex="12pt" style:font-weight-complex="normal"/>
    </style:style>
    <style:style style:name="T3"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Installation</text:p>
      <text:p text:style-name="Standard"/>
      <text:p text:style-name="Standard"/>
      <text:p text:style-name="Standard">(2) <text:s/>Assistant</text:p>
      <text:p text:style-name="Standard"/>
      <text:p text:style-name="Standard">The GUI uses a simple assistant to help you easily set-up parameters for your analysis.</text:p>
      <text:p text:style-name="Standard"/>
      <text:p text:style-name="Standard">(i) <text:s/>Video input</text:p>
      <text:p text:style-name="Standard"/>
      <text:p text:style-name="Standard">Firstly, select a <text:span text:style-name="T1">.avi</text:span> video file to analyse. <text:s/><text:span text:style-name="T2">Currently c</text:span>ompatible formats and codecs include Mpeg 2,3,4 avi, although many other formats are useable... <text:s/>The K-Lite codec pack (<text:a xlink:type="simple" xlink:href="http://www.codecguide.com/"><text:span text:style-name="Internet_20_link"><text:span text:style-name="T3">http://codecguide.com/</text:span></text:span></text:a>) is a valuable tool to update your system with available codecs for avi’s. <text:s/>An option that allows you to analyse a live video stream directly from webcam is currently in development.</text:p>
      <text:p text:style-name="Standard"/>
      <text:p text:style-name="Standard">(ii) <text:s/>Experimental definition</text:p>
      <text:p text:style-name="Standard"/>
      <text:p text:style-name="Standard">Allows you to define the details of the experimental set-up used in your experimental design in order to generate a mask for your selected video. <text:s/></text:p>
      <text:p text:style-name="Standard">By Default, no areas are defined; this option should be used for experiment designs that consist of just one area and/or agent (e.g. y-maze). <text:s/></text:p>
      <text:p text:style-name="Standard">The Autocircles feature automatically generates a mask based upon the number of defined areas and territories, and is ideal for videos containing multiple circular areas (e.g. petri dishes). <text:s/>Individual areas can be split into encompassing territories if desired, and if the territories within an area are clearly demarcated in the video (i.e. a line). <text:s/>The default number of territories is 1 (i.e. areas are not split into territories). <text:s/>The mask generated by UbiTrail can be viewed using the 'Generate Preview' option, and saved for later use with the program, or for modification.</text:p>
      <text:p text:style-name="Standard">The Manual feature allows you to create your own mask. <text:s/>This feature can be used when the automatically generated mask is inappropriate, or for atypical experimental designs (e.g. where the number of territories differ between areas). <text:s/>The 'Save first frame' option allows you to acquire an image (.png) from the current video for editing, speeding up the process of mask definition. <text:s/>Saved masks can be imported from file using the 'Choose an image' option, and previewed through 'Generate preview'.</text:p>
      <text:p text:style-name="Standard"/>
      <text:p text:style-name="Standard">(iii) <text:s/>Processing parameters</text:p>
      <text:p text:style-name="Standard"/>
      <text:p text:style-name="Standard">Allows you to modify the parameters of the analysis. <text:s/>Sensitivity determines how likely noise is to be detected as motion, and can take values from 0 to 255. <text:s/>Very low values may erroneously detect motion in the pixelated noise that is commonly present in most recording conditions, whilst extremely high values may cause the learning algorithm to be so overly insensitive that is does not learn to detect motion at all. <text:s/>Values between 2-10 are typically suitable in most scenarios.</text:p>
      <text:p text:style-name="Standard">The number of frames used to train the motion detector can also be defined at this stage. <text:s/>UbiTrail uses a learning algorithm to inform its motion detection, and learns to recognise moving agents based upon their size, colour, shape, and speed... <text:s/>Training is conducted independently for each defined area, and only occurs in frames in which movement is detected. <text:s/>So, if an agent does not move during the entire course of the experiment, it will not be identified. <text:s/>This should be an important consideration in data analysis; e.g. little can be inferred about site preference behaviour from an individual that has not visited all available sites. <text:s/>In most circumstances, the default number of frames, 500, is usually sufficient to reliably train the motion detector, although shorter periods can also be effective. <text:s/>Keep in mind that the longer the designated training period, the more reliable UbiTrail will be at identifying the target agent.</text:p>
      <text:p text:style-name="Standard"/>
      <text:p text:style-name="Standard"><text:soft-page-break/>(iv) <text:s/>Results</text:p>
      <text:p text:style-name="Standard"/>
      <text:p text:style-name="Standard">Allows you to choose which aspects of the analysis to output, and select the directory in which to save them. <text:s/>The 'Record positions' option allows you to view the x,y coordinates of each individual in real time during the analysis. <text:s/>Ticking the 'Save first frame' option allows you to save a marked first frame of the video output with overlaid mask, simply for future reference or to modify for use use as an input mask in future analyses. <text:s/>Similarly, a marked <text:span text:style-name="T1">.avi</text:span> video of the analysis can be recorded; either as a global video of the entire arena ('Record marked global video'), or as multiple individual videos of each defined area ('Record a marked video for each area').</text:p>
      <text:p text:style-name="Standard"><text:line-break/>UbiTrail analysis outputs the x,y coordinates for each area, and are stamped with the current time and territory (if territories are defined). <text:s/>Data are written as a comma-delimited <text:span text:style-name="T1">.csv</text:span> file, and are recorded on-the-fly during the analysis; so, even if your analysis is interrupted or purposefully stopped, the results of the analysis will still be recorded up to the last analysed frame. <text:s/>The .csv file contains a string header on the first line which allows for convenient import into R for your own analysis, and allows integration with the provided R package, Rubitrail (see section X).</text:p>
      <text:p text:style-name="Standard"/>
      <text:p text:style-name="Standard"/>
      <text:p text:style-name="Standard">(3) <text:s/>Graphical User Interface (GUI)</text:p>
      <text:p text:style-name="Standard"/>
      <text:p text:style-name="Standard">The program interface of UbiTrail consists of two parts:</text:p>
      <text:p text:style-name="Standard"/>
      <text:p text:style-name="Standard">The <text:span text:style-name="T1">main display</text:span> at the right, which shows the current frame of the video being processed, with relevant features of the mask overlaid. <text:s/>Identified areas are outlined in green, and their perimeter defined in blue, and agents, once identified, are drawn as a yellow circle with blue outline when moving, and as a red circle with yellow outline when stationary.</text:p>
      <text:p text:style-name="Standard">The <text:span text:style-name="T1">control</text:span> <text:span text:style-name="T1">panel</text:span> at the left, <text:s/>the panel at the left. <text:s/>The dropdown menu allows you to change the current view in the main display, from an overview of the entire experimental arena ('Whole frame') to an enlarged view of one single area ('00', '01', '02', etc...). <text:s/>Global information provides a progress bar which displays the current percentage of the video analysed and current duration of analysis, as well as an estimate of the current processing speed is shown in frames per second (FPS).</text:p>
      <text:p text:style-name="Standard">Selecting an individual area additionally displays the calculated size of the area in question, as well as information about the agent. <text:s/>During the initial training phase, a progress bar displays the current progression of the learning algorithm. <text:s/>Once fully trained, the current position of the identified agent is outputted as (x,y) coordinates, which are relative to the defined area and take values between -1 and 1.</text:p>
      <text:p text:style-name="Standard"/>
      <text:p text:style-name="Standard"/>
      <text:p text:style-name="Standard">(4) <text:s/>Command line</text:p>
      <text:p text:style-name="Standard"/>
      <text:p text:style-name="Standard">Minimum options from command line requires an input video, defined number of areas, sensitivity setting, and defined number of frames to train the algorithm...</text:p>
      <text:p text:style-name="Standard">List of commands/options....?</text:p>
      <text:p text:style-name="Standard">Help can be accessed by entering “ubitrail --help”</text:p>
      <text:p text:style-name="Standard"/>
      <text:p text:style-name="Standard">(5) <text:s/>R packages</text:p>
      <text:p text:style-name="Standard"/>
      <text:p text:style-name="Standard"/>
      <text:p text:style-name="Standard">(6) <text:s/>Examples</text:p>
      <text:p text:style-name="Standard"/>
      <text:p text:style-name="Standard">Simple example: no mask, y-maze?</text:p>
      <text:p text:style-name="Standard"/>
      <text:p text:style-name="Standard"><text:soft-page-break/>Complex example: multiple areas w/ territories, different numbers of territories in each are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0-07T22:46:25</meta:creation-date>
    <dc:date>2012-10-23T12:48:36</dc:date>
    <dc:creator>joe </dc:creator>
    <meta:editing-duration>PT2H29M7S</meta:editing-duration>
    <meta:editing-cycles>160</meta:editing-cycles>
    <meta:generator>LibreOffice/3.5$Linux_X86_64 LibreOffice_project/350m1$Build-2</meta:generator>
    <meta:document-statistic meta:table-count="0" meta:image-count="0" meta:object-count="0" meta:page-count="3" meta:paragraph-count="29" meta:word-count="1042" meta:character-count="6437" meta:non-whitespace-character-count="5381"/>
  </office:meta>
</office:document-meta>
</file>